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8" style:parent-style-name="Normal" style:list-style-name="LFO16" style:family="paragraph">
      <style:paragraph-properties fo:margin-top="0.0694in" fo:margin-bottom="0.0694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 style:parent-style-name="Normal" style:list-style-name="LFO16"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9" style:parent-style-name="Normal"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5" style:parent-style-name="Normal" style:list-style-name="LFO17"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8" style:parent-style-name="Normal" style:list-style-name="LFO17" style:family="paragraph">
      <style:paragraph-properties fo:margin-top="0.0694in" fo:margin-bottom="0.0694in" fo:line-height="1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ableColumn49" style:family="table-column">
      <style:table-column-properties style:column-width="1.2416in"/>
    </style:style>
    <style:style style:name="TableColumn50" style:family="table-column">
      <style:table-column-properties style:column-width="1.3659in"/>
    </style:style>
    <style:style style:name="TableColumn51" style:family="table-column">
      <style:table-column-properties style:column-width="1.4826in"/>
    </style:style>
    <style:style style:name="TableColumn52" style:family="table-column">
      <style:table-column-properties style:column-width="2.1708in"/>
    </style:style>
    <style:style style:name="Table48" style:family="table">
      <style:table-properties style:width="6.2611in" fo:margin-left="0in" table:align="left"/>
    </style:style>
    <style:style style:name="TableRow53" style:family="table-row">
      <style:table-row-properties/>
    </style:style>
    <style:style style:name="TableCell54" style:family="table-cell">
      <style:table-cell-properties fo:border="0.0069in solid #000000" fo:background-color="#00B0F0" style:writing-mode="lr-tb" style:vertical-align="middle" fo:padding-top="0.0104in" fo:padding-left="0.0104in" fo:padding-bottom="0.0104in" fo:padding-right="0.0104in"/>
    </style:style>
    <style:style style:name="P5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56" style:family="table-cell">
      <style:table-cell-properties fo:border-top="0.0069in solid #000000" fo:border-left="none" fo:border-bottom="0.0069in solid #000000" fo:border-right="none" fo:background-color="#00B0F0" style:writing-mode="lr-tb" style:vertical-align="middle" fo:padding-top="0.0104in" fo:padding-left="0.0104in" fo:padding-bottom="0.0104in" fo:padding-right="0.0104in"/>
    </style:style>
    <style:style style:name="P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58" style:family="table-cell">
      <style:table-cell-properties fo:border-top="0.0069in solid #000000" fo:border-left="0.0069in solid #000000" fo:border-bottom="0.0069in solid #000000" fo:border-right="none" fo:background-color="#00B0F0" style:writing-mode="lr-tb" style:vertical-align="middle" fo:padding-top="0.0104in" fo:padding-left="0.0104in" fo:padding-bottom="0.0104in" fo:padding-right="0.0104in"/>
    </style:style>
    <style:style style:name="P59"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60" style:family="table-cell">
      <style:table-cell-properties fo:border="0.0069in solid #000000" fo:background-color="#00B0F0" style:writing-mode="lr-tb" style:vertical-align="middle" fo:padding-top="0.0104in" fo:padding-left="0.0104in" fo:padding-bottom="0.0104in" fo:padding-right="0.0104in"/>
    </style:style>
    <style:style style:name="P6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62" style:family="table-row">
      <style:table-row-properties/>
    </style:style>
    <style:style style:name="TableCell63" style:family="table-cell">
      <style:table-cell-properties fo:border-top="none" fo:border-left="0.0069in solid #000000" fo:border-bottom="none" fo:border-right="0.0069in solid #000000" fo:background-color="#53DDEB" style:writing-mode="lr-tb" style:vertical-align="middle"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5" style:family="table-cell">
      <style:table-cell-properties fo:border="none" fo:background-color="#CC60C4" style:writing-mode="lr-tb" style:vertical-align="middle"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7" style:family="table-cell">
      <style:table-cell-properties fo:border-top="none" fo:border-left="0.0069in solid #000000" fo:border-bottom="none" fo:border-right="none" fo:background-color="#92D050" style:writing-mode="lr-tb" style:vertical-align="middle"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9" style:family="table-cell">
      <style:table-cell-properties fo:border-top="none" fo:border-left="0.0069in solid #000000" fo:border-bottom="none" fo:border-right="0.0069in solid #000000" fo:background-color="#FFC000" style:writing-mode="lr-tb" style:vertical-align="middle"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71" style:family="table-row">
      <style:table-row-properties/>
    </style:style>
    <style:style style:name="TableCell72" style:family="table-cell">
      <style:table-cell-properties fo:border-top="0.0069in solid #000000" fo:border-left="0.0069in solid #000000" fo:border-bottom="none" fo:border-right="0.0069in solid #000000" fo:background-color="#53DDEB" style:writing-mode="lr-tb" style:vertical-align="middle"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4" style:family="table-cell">
      <style:table-cell-properties fo:border-top="0.0069in solid #000000" fo:border-left="none" fo:border-bottom="none" fo:border-right="none" fo:background-color="#CC60C4" style:writing-mode="lr-tb" style:vertical-align="middle" fo:padding-top="0.0104in" fo:padding-left="0.0104in" fo:padding-bottom="0.0104in" fo:padding-right="0.0104in"/>
    </style:style>
    <style:style style:name="P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6" style:family="table-cell">
      <style:table-cell-properties fo:border-top="0.0069in solid #000000" fo:border-left="0.0069in solid #000000" fo:border-bottom="none" fo:border-right="none" fo:background-color="#92D050" style:writing-mode="lr-tb" style:vertical-align="middle" fo:padding-top="0.0104in" fo:padding-left="0.0104in" fo:padding-bottom="0.0104in" fo:padding-right="0.0104in"/>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8" style:family="table-cell">
      <style:table-cell-properties fo:border-top="0.0069in solid #000000" fo:border-left="0.0069in solid #000000" fo:border-bottom="none" fo:border-right="0.0069in solid #000000" fo:background-color="#FFC000" style:writing-mode="lr-tb" style:vertical-align="middle" fo:padding-top="0.0104in" fo:padding-left="0.0104in" fo:padding-bottom="0.0104in" fo:padding-right="0.0104in"/>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80" style:family="table-row">
      <style:table-row-properties/>
    </style:style>
    <style:style style:name="TableCell81" style:family="table-cell">
      <style:table-cell-properties fo:border="0.0069in solid #000000" fo:background-color="#53DDEB" style:writing-mode="lr-tb" style:vertical-align="middle" fo:padding-top="0.0104in" fo:padding-left="0.0104in" fo:padding-bottom="0.0104in" fo:padding-right="0.0104in"/>
    </style:style>
    <style:style style:name="P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3" style:family="table-cell">
      <style:table-cell-properties fo:border-top="0.0069in solid #000000" fo:border-left="none" fo:border-bottom="0.0069in solid #000000" fo:border-right="none" fo:background-color="#CC60C4" style:writing-mode="lr-tb" style:vertical-align="middle" fo:padding-top="0.0104in" fo:padding-left="0.0104in" fo:padding-bottom="0.0104in" fo:padding-right="0.0104in"/>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5" style:family="table-cell">
      <style:table-cell-properties fo:border-top="0.0069in solid #000000" fo:border-left="0.0069in solid #000000" fo:border-bottom="0.0069in solid #000000" fo:border-right="none" fo:background-color="#92D050" style:writing-mode="lr-tb" style:vertical-align="middle" fo:padding-top="0.0104in" fo:padding-left="0.0104in" fo:padding-bottom="0.0104in" fo:padding-right="0.0104in"/>
    </style:style>
    <style:style style:name="P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7" style:family="table-cell">
      <style:table-cell-properties fo:border="0.0069in solid #000000" fo:background-color="#FFC000" style:writing-mode="lr-tb" style:vertical-align="middle" fo:padding-top="0.0104in" fo:padding-left="0.0104in" fo:padding-bottom="0.0104in" fo:padding-right="0.0104in"/>
    </style:style>
    <style:style style:name="P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GB"/>
    </style:style>
    <style:style style:name="P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91" style:parent-style-name="Normal" style:list-style-name="LFO18"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97" style:parent-style-name="Normal" style:list-style-name="LFO18" style:family="paragraph">
      <style:paragraph-properties fo:margin-top="0.0694in" fo:margin-bottom="0.0694in"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9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01" style:parent-style-name="Normal" style:list-style-name="LFO18" style:family="paragraph">
      <style:paragraph-properties fo:margin-top="0.0694in" fo:margin-bottom="0.0694in" fo:line-height="100%"/>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0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1" style:parent-style-name="Normal" style:list-style-name="LFO19" style:family="paragraph">
      <style:paragraph-properties fo:margin-top="0.0694in" fo:margin-bottom="0.0694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17" style:parent-style-name="Normal" style:list-style-name="LFO19"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18" style:parent-style-name="Normal" style:list-style-name="LFO19" style:family="paragraph">
      <style:paragraph-properties fo:margin-top="0.0694in" fo:margin-bottom="0.0694in" fo:line-height="100%"/>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0" style:parent-style-name="Normal" style:list-style-name="LFO2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1" style:parent-style-name="Normal" style:list-style-name="LFO2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2" style:parent-style-name="Normal" style:list-style-name="LFO2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3" style:parent-style-name="Normal" style:list-style-name="LFO2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34" style:parent-style-name="Normal" style:list-style-name="LFO20" style:family="paragraph">
      <style:paragraph-properties fo:margin-top="0.0694in" fo:margin-bottom="0.0694in" fo:line-height="100%"/>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38" style:parent-style-name="Normal" style:list-style-name="LFO20" style:family="paragraph">
      <style:paragraph-properties fo:margin-top="0.0694in" fo:margin-bottom="0.0694in" fo:line-height="100%"/>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49" style:parent-style-name="Normal" style:list-style-name="LFO21" style:family="paragraph">
      <style:paragraph-properties fo:margin-top="0.0694in" fo:margin-bottom="0.0694in" fo:line-height="100%"/>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57" style:parent-style-name="Normal" style:list-style-name="LFO2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58" style:parent-style-name="Normal" style:list-style-name="LFO2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60" style:parent-style-name="Normal" style:list-style-name="LFO22" style:family="paragraph">
      <style:paragraph-properties fo:margin-top="0.0694in" fo:margin-bottom="0.0694in" fo:line-height="100%"/>
    </style:style>
    <style:style style:name="T16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68" style:parent-style-name="Normal" style:list-style-name="LFO22" style:family="paragraph">
      <style:paragraph-properties fo:margin-top="0.0694in" fo:margin-bottom="0.0694in" fo:line-height="100%"/>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74" style:parent-style-name="Normal" style:list-style-name="LFO22"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79" style:parent-style-name="Normal" style:list-style-name="LFO2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80" style:parent-style-name="Normal" style:list-style-name="LFO23" style:family="paragraph">
      <style:paragraph-properties fo:margin-top="0.0694in" fo:margin-bottom="0.0694in" fo:line-height="100%"/>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86" style:parent-style-name="Normal" style:list-style-name="LFO2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188" style:parent-style-name="Normal" style:list-style-name="LFO2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89" style:parent-style-name="Normal" style:list-style-name="LFO2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90" style:parent-style-name="Normal" style:list-style-name="LFO2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91" style:parent-style-name="Normal" style:family="paragraph">
      <style:paragraph-properties fo:margin-top="0.0694in" fo:margin-bottom="0.0694in" fo:line-height="100%"/>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1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95" style:parent-style-name="Normal" style:list-style-name="LFO25" style:family="paragraph">
      <style:paragraph-properties fo:margin-top="0.0694in" fo:margin-bottom="0.0694in" fo:line-height="100%"/>
    </style:style>
    <style:style style:name="T1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197" style:parent-style-name="Normal" style:list-style-name="LFO25" style:family="paragraph">
      <style:paragraph-properties fo:margin-top="0.0694in" fo:margin-bottom="0.0694in" fo:line-height="100%"/>
    </style:style>
    <style:style style:name="T1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199" style:parent-style-name="Normal" style:list-style-name="LFO25" style:family="paragraph">
      <style:paragraph-properties fo:margin-top="0.0694in" fo:margin-bottom="0.0694in" fo:line-height="100%"/>
    </style:style>
    <style:style style:name="T2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201" style:parent-style-name="Normal" style:list-style-name="LFO25" style:family="paragraph">
      <style:paragraph-properties fo:margin-top="0.0694in" fo:margin-bottom="0.0694in" fo:line-height="100%"/>
    </style:style>
    <style:style style:name="T2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203" style:parent-style-name="Normal" style:list-style-name="LFO25" style:family="paragraph">
      <style:paragraph-properties fo:margin-top="0.0694in" fo:margin-bottom="0.0694in" fo:line-height="100%"/>
    </style:style>
    <style:style style:name="T2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205" style:parent-style-name="Normal" style:family="paragraph">
      <style:paragraph-properties fo:margin-top="0.0694in" fo:margin-bottom="0.0694in" fo:line-height="100%"/>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07" style:parent-style-name="Normal" style:list-style-name="LFO26" style:family="paragraph">
      <style:paragraph-properties fo:margin-top="0.0694in" fo:margin-bottom="0.0694in" fo:line-height="100%"/>
    </style:style>
    <style:style style:name="T2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0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0" style:parent-style-name="Normal" style:list-style-name="LFO26" style:family="paragraph">
      <style:paragraph-properties fo:margin-top="0.0694in" fo:margin-bottom="0.0694in" fo:line-height="100%"/>
    </style:style>
    <style:style style:name="T2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3" style:parent-style-name="Normal" style:list-style-name="LFO26" style:family="paragraph">
      <style:paragraph-properties fo:margin-top="0.0694in" fo:margin-bottom="0.0694in" fo:line-height="100%"/>
    </style:style>
    <style:style style:name="T2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6" style:parent-style-name="Normal" style:list-style-name="LFO26" style:family="paragraph">
      <style:paragraph-properties fo:margin-top="0.0694in" fo:margin-bottom="0.0694in" fo:line-height="100%"/>
    </style:style>
    <style:style style:name="T2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19" style:parent-style-name="Normal" style:list-style-name="LFO26" style:family="paragraph">
      <style:paragraph-properties fo:margin-top="0.0694in" fo:margin-bottom="0.0694in" fo:line-height="100%"/>
    </style:style>
    <style:style style:name="T2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223" style:parent-style-name="Normal" style:family="paragraph">
      <style:paragraph-properties fo:margin-top="0.0694in" fo:margin-bottom="0.0694in" fo:line-height="100%"/>
    </style:style>
    <style:style style:name="T2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2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30" style:parent-style-name="Normal" style:family="paragraph">
      <style:paragraph-properties fo:margin-top="0.0694in" fo:margin-bottom="0.0694in" fo:line-height="100%"/>
    </style:style>
    <style:style style:name="T2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32" style:parent-style-name="Normal" style:list-style-name="LFO1" style:family="paragraph">
      <style:paragraph-properties fo:margin-top="0.0694in" fo:margin-bottom="0.0694in" fo:line-height="100%"/>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35" style:parent-style-name="Normal" style:list-style-name="LFO1" style:family="paragraph">
      <style:paragraph-properties fo:margin-top="0.0694in" fo:margin-bottom="0.0694in" fo:line-height="100%"/>
    </style:style>
    <style:style style:name="T2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38" style:parent-style-name="Normal" style:list-style-name="LFO1" style:family="paragraph">
      <style:paragraph-properties fo:margin-top="0.0694in" fo:margin-bottom="0.0694in" fo:line-height="100%"/>
    </style:style>
    <style:style style:name="T2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41" style:parent-style-name="Normal" style:family="paragraph">
      <style:paragraph-properties fo:margin-top="0.0694in" fo:margin-bottom="0.0694in" fo:line-height="100%"/>
    </style:style>
    <style:style style:name="T2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43"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44"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45" style:parent-style-name="Normal" style:list-style-name="LFO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51" style:parent-style-name="Normal" style:family="paragraph">
      <style:paragraph-properties fo:margin-top="0.0694in" fo:margin-bottom="0.0694in" fo:line-height="100%"/>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53" style:parent-style-name="Normal" style:list-style-name="LFO3" style:family="paragraph">
      <style:paragraph-properties fo:margin-top="0.0694in" fo:margin-bottom="0.0694in" fo:line-height="100%"/>
    </style:style>
    <style:style style:name="T2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56" style:parent-style-name="Normal" style:list-style-name="LFO3" style:family="paragraph">
      <style:paragraph-properties fo:margin-top="0.0694in" fo:margin-bottom="0.0694in" fo:line-height="100%"/>
    </style:style>
    <style:style style:name="T2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59" style:parent-style-name="Normal" style:list-style-name="LFO3" style:family="paragraph">
      <style:paragraph-properties fo:margin-top="0.0694in" fo:margin-bottom="0.0694in" fo:line-height="100%"/>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6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62" style:parent-style-name="Normal" style:family="paragraph">
      <style:paragraph-properties fo:margin-top="0.0694in" fo:margin-bottom="0.0694in" fo:line-height="100%"/>
    </style:style>
    <style:style style:name="T26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64" style:parent-style-name="Normal" style:list-style-name="LFO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65" style:parent-style-name="Normal" style:list-style-name="LFO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66" style:parent-style-name="Normal" style:list-style-name="LFO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68" style:parent-style-name="Normal" style:family="paragraph">
      <style:paragraph-properties fo:margin-top="0.0694in" fo:margin-bottom="0.0694in" fo:line-height="100%"/>
    </style:style>
    <style:style style:name="T2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71" style:parent-style-name="Normal" style:family="paragraph">
      <style:paragraph-properties fo:margin-top="0.0694in" fo:margin-bottom="0.0694in" fo:line-height="100%"/>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73"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74"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75" style:parent-style-name="Normal" style:list-style-name="LFO5"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76" style:parent-style-name="Normal" style:family="paragraph">
      <style:paragraph-properties fo:margin-top="0.0694in" fo:margin-bottom="0.0694in" fo:line-height="100%"/>
    </style:style>
    <style:style style:name="T2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78"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79"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80" style:parent-style-name="Normal" style:list-style-name="LFO6"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8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2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83" style:parent-style-name="Normal" style:family="paragraph">
      <style:paragraph-properties fo:margin-top="0.0694in" fo:margin-bottom="0.0694in" fo:line-height="100%"/>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286" style:parent-style-name="Normal" style:family="paragraph">
      <style:paragraph-properties fo:margin-top="0.0694in" fo:margin-bottom="0.0694in" fo:line-height="100%"/>
    </style:style>
    <style:style style:name="T2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88" style:parent-style-name="Normal" style:list-style-name="LFO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89" style:parent-style-name="Normal" style:list-style-name="LFO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90" style:parent-style-name="Normal" style:family="paragraph">
      <style:paragraph-properties fo:margin-top="0.0694in" fo:margin-bottom="0.0694in" fo:line-height="100%"/>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92" style:parent-style-name="Normal" style:list-style-name="LFO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93" style:parent-style-name="Normal" style:list-style-name="LFO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9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9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9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9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99" style:parent-style-name="Normal" style:family="paragraph">
      <style:paragraph-properties fo:margin-top="0.0694in" fo:margin-bottom="0.0694in" fo:line-height="100%"/>
    </style:style>
    <style:style style:name="T3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0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02" style:parent-style-name="Normal" style:family="paragraph">
      <style:paragraph-properties fo:margin-top="0.0694in" fo:margin-bottom="0.0694in" fo:line-height="100%"/>
    </style:style>
    <style:style style:name="T30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04" style:parent-style-name="Normal" style:list-style-name="LFO9"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05" style:parent-style-name="Normal" style:family="paragraph">
      <style:paragraph-properties fo:margin-top="0.0694in" fo:margin-bottom="0.0694in" fo:line-height="100%"/>
    </style:style>
    <style:style style:name="T3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07" style:parent-style-name="Normal" style:list-style-name="LFO1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0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09" style:parent-style-name="Normal" style:family="paragraph">
      <style:paragraph-properties fo:margin-top="0.0694in" fo:margin-bottom="0.0694in" fo:line-height="100%"/>
    </style:style>
    <style:style style:name="T3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12" style:parent-style-name="Normal" style:family="paragraph">
      <style:paragraph-properties fo:margin-top="0.0694in" fo:margin-bottom="0.0694in" fo:line-height="100%"/>
    </style:style>
    <style:style style:name="T3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14" style:parent-style-name="Normal" style:list-style-name="LFO11" style:family="paragraph">
      <style:paragraph-properties fo:margin-top="0.0694in" fo:margin-bottom="0.0694in" fo:line-height="100%"/>
    </style:style>
    <style:style style:name="T3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17" style:parent-style-name="Normal" style:list-style-name="LFO11" style:family="paragraph">
      <style:paragraph-properties fo:margin-top="0.0694in" fo:margin-bottom="0.0694in" fo:line-height="100%"/>
    </style:style>
    <style:style style:name="T3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20" style:parent-style-name="Normal" style:list-style-name="LFO11" style:family="paragraph">
      <style:paragraph-properties fo:margin-top="0.0694in" fo:margin-bottom="0.0694in" fo:line-height="100%"/>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2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23" style:parent-style-name="Normal" style:family="paragraph">
      <style:paragraph-properties fo:margin-top="0.0694in" fo:margin-bottom="0.0694in" fo:line-height="100%"/>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25"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6"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7"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29" style:parent-style-name="Normal" style:family="paragraph">
      <style:paragraph-properties fo:margin-top="0.0694in" fo:margin-bottom="0.0694in" fo:line-height="100%"/>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32" style:parent-style-name="Normal" style:family="paragraph">
      <style:paragraph-properties fo:margin-top="0.0694in" fo:margin-bottom="0.0694in" fo:line-height="100%"/>
    </style:style>
    <style:style style:name="T3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34" style:parent-style-name="Normal" style:list-style-name="LFO1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5" style:parent-style-name="Normal" style:list-style-name="LFO13"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6" style:parent-style-name="Normal" style:family="paragraph">
      <style:paragraph-properties fo:margin-top="0.0694in" fo:margin-bottom="0.0694in" fo:line-height="100%"/>
    </style:style>
    <style:style style:name="T3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38" style:parent-style-name="Normal" style:list-style-name="LFO1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39" style:parent-style-name="Normal" style:list-style-name="LFO1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0" style:parent-style-name="Normal" style:list-style-name="LFO14"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4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4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3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ableColumn346" style:family="table-column">
      <style:table-column-properties style:column-width="1.343in"/>
    </style:style>
    <style:style style:name="TableColumn347" style:family="table-column">
      <style:table-column-properties style:column-width="2.1138in"/>
    </style:style>
    <style:style style:name="TableColumn348" style:family="table-column">
      <style:table-column-properties style:column-width="2.8041in"/>
    </style:style>
    <style:style style:name="Table345" style:family="table">
      <style:table-properties style:width="6.2611in" fo:margin-left="0in" table:align="left"/>
    </style:style>
    <style:style style:name="TableRow349" style:family="table-row">
      <style:table-row-properties/>
    </style:style>
    <style:style style:name="TableCell350"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35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52" style:family="table-cell">
      <style:table-cell-properties fo:border-top="0.0069in solid #000000" fo:border-left="0.0069in solid #000000" fo:border-bottom="none" fo:border-right="none" style:writing-mode="lr-tb" style:vertical-align="middle" fo:padding-top="0.0104in" fo:padding-left="0.0104in" fo:padding-bottom="0.0104in" fo:padding-right="0.0104in"/>
    </style:style>
    <style:style style:name="P353"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54"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5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356" style:family="table-row">
      <style:table-row-properties/>
    </style:style>
    <style:style style:name="TableCell357" style:family="table-cell">
      <style:table-cell-properties fo:border-top="0.0069in solid #000000" fo:border-left="0.0069in solid #000000" fo:border-bottom="none" fo:border-right="none" fo:background-color="#53DDEB" style:writing-mode="lr-tb" style:vertical-align="middle" fo:padding-top="0.0104in" fo:padding-left="0.0104in" fo:padding-bottom="0.0104in" fo:padding-right="0.0104in"/>
    </style:style>
    <style:style style:name="P358" style:parent-style-name="Normal" style:family="paragraph">
      <style:paragraph-properties fo:margin-bottom="0in" fo:line-height="100%"/>
    </style:style>
    <style:style style:name="T3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60" style:family="table-cell">
      <style:table-cell-properties fo:border-top="0.0069in solid #000000" fo:border-left="0.0069in solid #000000" fo:border-bottom="none" fo:border-right="none" fo:background-color="#53DDEB" style:writing-mode="lr-tb" style:vertical-align="middle" fo:padding-top="0.0104in" fo:padding-left="0.0104in" fo:padding-bottom="0.0104in" fo:padding-right="0.0104in"/>
    </style:style>
    <style:style style:name="P3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62" style:family="table-cell">
      <style:table-cell-properties fo:border-top="0.0069in solid #000000" fo:border-left="0.0069in solid #000000" fo:border-bottom="none" fo:border-right="0.0069in solid #000000" fo:background-color="#53DDEB" style:writing-mode="lr-tb" style:vertical-align="middle" fo:padding-top="0.0104in" fo:padding-left="0.0104in" fo:padding-bottom="0.0104in" fo:padding-right="0.0104in"/>
    </style:style>
    <style:style style:name="P3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64" style:family="table-row">
      <style:table-row-properties/>
    </style:style>
    <style:style style:name="TableCell365" style:family="table-cell">
      <style:table-cell-properties fo:border-top="0.0069in solid #000000" fo:border-left="0.0069in solid #000000" fo:border-bottom="0.0069in solid #000000" fo:border-right="none" fo:background-color="#F7CAAC" style:writing-mode="lr-tb" style:vertical-align="middle" fo:padding-top="0.0104in" fo:padding-left="0.0104in" fo:padding-bottom="0.0104in" fo:padding-right="0.0104in"/>
    </style:style>
    <style:style style:name="P366" style:parent-style-name="Normal" style:family="paragraph">
      <style:paragraph-properties fo:margin-bottom="0in" fo:line-height="100%"/>
    </style:style>
    <style:style style:name="T3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68" style:family="table-cell">
      <style:table-cell-properties fo:border-top="0.0069in solid #000000" fo:border-left="0.0069in solid #000000" fo:border-bottom="0.0069in solid #000000" fo:border-right="none" fo:background-color="#F7CAAC" style:writing-mode="lr-tb" style:vertical-align="middle" fo:padding-top="0.0104in" fo:padding-left="0.0104in" fo:padding-bottom="0.0104in" fo:padding-right="0.0104in"/>
    </style:style>
    <style:style style:name="P36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70" style:family="table-cell">
      <style:table-cell-properties fo:border="0.0069in solid #000000" fo:background-color="#F7CAAC" style:writing-mode="lr-tb" style:vertical-align="middle" fo:padding-top="0.0104in" fo:padding-left="0.0104in" fo:padding-bottom="0.0104in" fo:padding-right="0.0104in"/>
    </style:style>
    <style:style style:name="P37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72" style:family="table-row">
      <style:table-row-properties/>
    </style:style>
    <style:style style:name="TableCell373" style:family="table-cell">
      <style:table-cell-properties fo:border-top="none" fo:border-left="0.0069in solid #000000" fo:border-bottom="none" fo:border-right="none" fo:background-color="#FFFF00" style:writing-mode="lr-tb" style:vertical-align="middle" fo:padding-top="0.0104in" fo:padding-left="0.0104in" fo:padding-bottom="0.0104in" fo:padding-right="0.0104in"/>
    </style:style>
    <style:style style:name="P374" style:parent-style-name="Normal" style:family="paragraph">
      <style:paragraph-properties fo:margin-bottom="0in" fo:line-height="100%"/>
    </style:style>
    <style:style style:name="T3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76" style:family="table-cell">
      <style:table-cell-properties fo:border-top="none" fo:border-left="0.0069in solid #000000" fo:border-bottom="none" fo:border-right="none" fo:background-color="#FFFF00" style:writing-mode="lr-tb" style:vertical-align="middle" fo:padding-top="0.0104in" fo:padding-left="0.0104in" fo:padding-bottom="0.0104in" fo:padding-right="0.0104in"/>
    </style:style>
    <style:style style:name="P3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78" style:family="table-cell">
      <style:table-cell-properties fo:border-top="none" fo:border-left="0.0069in solid #000000" fo:border-bottom="none" fo:border-right="0.0069in solid #000000" fo:background-color="#FFFF00" style:writing-mode="lr-tb" style:vertical-align="middle" fo:padding-top="0.0104in" fo:padding-left="0.0104in" fo:padding-bottom="0.0104in" fo:padding-right="0.0104in"/>
    </style:style>
    <style:style style:name="P3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80" style:family="table-row">
      <style:table-row-properties/>
    </style:style>
    <style:style style:name="TableCell381" style:family="table-cell">
      <style:table-cell-properties fo:border-top="0.0069in solid #000000" fo:border-left="0.0069in solid #000000" fo:border-bottom="0.0069in solid #000000" fo:border-right="none" fo:background-color="#FFD966" style:writing-mode="lr-tb" style:vertical-align="middle" fo:padding-top="0.0104in" fo:padding-left="0.0104in" fo:padding-bottom="0.0104in" fo:padding-right="0.0104in"/>
    </style:style>
    <style:style style:name="P382" style:parent-style-name="Normal" style:family="paragraph">
      <style:paragraph-properties fo:margin-bottom="0in" fo:line-height="100%"/>
    </style:style>
    <style:style style:name="T3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84" style:family="table-cell">
      <style:table-cell-properties fo:border-top="0.0069in solid #000000" fo:border-left="0.0069in solid #000000" fo:border-bottom="0.0069in solid #000000" fo:border-right="none" fo:background-color="#FFD966" style:writing-mode="lr-tb" style:vertical-align="middle" fo:padding-top="0.0104in" fo:padding-left="0.0104in" fo:padding-bottom="0.0104in" fo:padding-right="0.0104in"/>
    </style:style>
    <style:style style:name="P38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86" style:family="table-cell">
      <style:table-cell-properties fo:border="0.0069in solid #000000" fo:background-color="#FFD966" style:writing-mode="lr-tb" style:vertical-align="middle" fo:padding-top="0.0104in" fo:padding-left="0.0104in" fo:padding-bottom="0.0104in" fo:padding-right="0.0104in"/>
    </style:style>
    <style:style style:name="P3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388" style:family="table-row">
      <style:table-row-properties/>
    </style:style>
    <style:style style:name="TableCell389" style:family="table-cell">
      <style:table-cell-properties fo:border-top="none" fo:border-left="0.0069in solid #000000" fo:border-bottom="0.0069in solid #000000" fo:border-right="none" fo:background-color="#92D050" style:writing-mode="lr-tb" style:vertical-align="middle" fo:padding-top="0.0104in" fo:padding-left="0.0104in" fo:padding-bottom="0.0104in" fo:padding-right="0.0104in"/>
    </style:style>
    <style:style style:name="P390" style:parent-style-name="Normal" style:family="paragraph">
      <style:paragraph-properties fo:margin-bottom="0in" fo:line-height="100%"/>
    </style:style>
    <style:style style:name="T3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92" style:family="table-cell">
      <style:table-cell-properties fo:border-top="none" fo:border-left="0.0069in solid #000000" fo:border-bottom="0.0069in solid #000000" fo:border-right="none" fo:background-color="#92D050" style:writing-mode="lr-tb" style:vertical-align="middle" fo:padding-top="0.0104in" fo:padding-left="0.0104in" fo:padding-bottom="0.0104in" fo:padding-right="0.0104in"/>
    </style:style>
    <style:style style:name="P3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394" style:family="table-cell">
      <style:table-cell-properties fo:border-top="none" fo:border-left="0.0069in solid #000000" fo:border-bottom="0.0069in solid #000000" fo:border-right="0.0069in solid #000000" fo:background-color="#92D050" style:writing-mode="lr-tb" style:vertical-align="middle" fo:padding-top="0.0104in" fo:padding-left="0.0104in" fo:padding-bottom="0.0104in" fo:padding-right="0.0104in"/>
    </style:style>
    <style:style style:name="P3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97" style:parent-style-name="Normal" style:family="paragraph">
      <style:paragraph-properties fo:margin-top="0.0694in" fo:margin-bottom="0.0694in" fo:line-height="100%"/>
      <style:text-properties style:font-name="Times New Roman" style:font-name-asian="Times New Roman" style:font-name-complex="Times New Roman" style:font-weight-complex="bold" fo:font-size="13.5pt" style:font-size-asian="13.5pt" style:font-size-complex="13.5pt" style:language-asian="en" style:country-asian="GB"/>
    </style:style>
    <style:style style:name="P398" style:parent-style-name="Normal" style:list-style-name="LFO15" style:family="paragraph">
      <style:paragraph-properties fo:margin-top="0.0694in" fo:margin-bottom="0.0694in" fo:line-height="100%"/>
    </style:style>
    <style:style style:name="T399"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00" style:parent-style-name="Normal" style:list-style-name="LFO15" style:family="paragraph">
      <style:paragraph-properties fo:margin-top="0.0694in" fo:margin-bottom="0.0694in" fo:line-height="100%"/>
    </style:style>
    <style:style style:name="T401"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02" style:parent-style-name="Normal" style:list-style-name="LFO15" style:family="paragraph">
      <style:paragraph-properties fo:margin-top="0.0694in" fo:margin-bottom="0.0694in" fo:line-height="100%"/>
    </style:style>
    <style:style style:name="T403"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04" style:parent-style-name="Normal" style:list-style-name="LFO15" style:family="paragraph">
      <style:paragraph-properties fo:margin-top="0.0694in" fo:margin-bottom="0.0694in" fo:line-height="100%"/>
    </style:style>
    <style:style style:name="T405"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06" style:parent-style-name="Normal" style:list-style-name="LFO15" style:family="paragraph">
      <style:paragraph-properties fo:margin-top="0.0694in" fo:margin-bottom="0.0694in" fo:line-height="100%"/>
    </style:style>
    <style:style style:name="T407"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08" style:parent-style-name="Normal" style:list-style-name="LFO15" style:family="paragraph">
      <style:paragraph-properties fo:margin-top="0.0694in" fo:margin-bottom="0.0694in" fo:line-height="100%"/>
    </style:style>
    <style:style style:name="T409"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style:style style:name="P410" style:parent-style-name="Normal" style:list-style-name="LFO15" style:family="paragraph">
      <style:paragraph-properties fo:margin-top="0.0694in" fo:margin-bottom="0.0694in" fo:line-height="100%"/>
    </style:style>
    <style:style style:name="T411"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GB"/>
    </style:style>
  </office:automatic-styles>
  <office:body>
    <office:text text:use-soft-page-breaks="true">
      <text:p text:style-name="P1">Abacus Preschool</text:p>
      <text:p text:style-name="P2">Safeguarding Children Policy<text:s/></text:p>
      <text:p text:style-name="P3"><text:s/>Looked After Children</text:p>
      <text:p text:style-name="P4">Policy Statement</text:p>
      <text:p text:style-name="P5"><text:span text:style-name="T6">At<text:s/></text:span><text:span text:style-name="T7">Abacus Preschool</text:span><text:span text:style-name="T8">, we are committed to providing high-quality early years education and care that ensures equality of opportunity for all children and their families. We recognise that some children may require additional support to reach their full potential, including those who are “looked after” by the local authority.</text:span></text:p>
      <text:p text:style-name="P9"><text:span text:style-name="T10">Our team is dedicated to supporting every<text:s/></text:span><text:span text:style-name="T11">Looked after Child (LAC)</text:span><text:span text:style-name="T12"><text:s/>to thrive emotionally, socially, and educationally in a secure, nurturing environment that promotes positive outcomes and wellbeing.</text:span></text:p>
      <text:p text:style-name="P13">Definition of Looked After Children (LAC)</text:p>
      <text:p text:style-name="P14"><text:span text:style-name="T15">A<text:s/></text:span><text:span text:style-name="T16">Looked after Child</text:span><text:span text:style-name="T17"><text:s/>is one who is in the care of the local authority either:</text:span></text:p>
      <text:list text:style-name="LFO16" text:continue-numbering="true">
        <text:list-item>
          <text:p text:style-name="P18"><text:span text:style-name="T19">Through a<text:s/></text:span><text:span text:style-name="T20">care order</text:span><text:span text:style-name="T21"><text:s/>under the<text:s/></text:span><text:span text:style-name="T22">Children Act 1989</text:span><text:span text:style-name="T23">, or</text:span></text:p>
        </text:list-item>
        <text:list-item>
          <text:p text:style-name="P24"><text:span text:style-name="T25">Through a<text:s/></text:span><text:span text:style-name="T26">voluntary agreement</text:span><text:span text:style-name="T27"><text:s/>(section 20 of the Act).</text:span></text:p>
        </text:list-item>
      </text:list>
      <text:p text:style-name="P28">Most looked after children live in foster care, but some may reside in children’s homes, with relatives, or in special arrangements made by the local authority.</text:p>
      <text:p text:style-name="P29"><text:span text:style-name="T30">At<text:s/></text:span><text:span text:style-name="T31">Abacus Preschool</text:span><text:span text:style-name="T32">, we understand that looked after children may have experienced trauma, neglect, or instability, but we also acknowledge that not all children in care have suffered abuse. Every LAC’s experience is unique, and we approach each child with empathy, understanding, and respect.</text:span></text:p>
      <text:p text:style-name="P33">Our Approach</text:p>
      <text:p text:style-name="P34">Our practice is based on two key principles:</text:p>
      <text:list text:style-name="LFO17" text:continue-numbering="true">
        <text:list-item>
          <text:p text:style-name="P35"><text:span text:style-name="T36">Attachment</text:span><text:span text:style-name="T37"><text:s/>– supporting children to develop trusting and secure relationships.</text:span></text:p>
        </text:list-item>
        <text:list-item>
          <text:p text:style-name="P38"><text:span text:style-name="T39">Resilience</text:span><text:span text:style-name="T40"><text:s/>– helping children build the emotional strength to cope with change and adversity.</text:span></text:p>
        </text:list-item>
      </text:list>
      <text:p text:style-name="P41">By promoting strong, consistent relationships between children and practitioners, we help looked after children to feel safe, valued, and ready to learn.</text:p>
      <text:p text:style-name="P42"/>
      <text:p text:style-name="P43"/>
      <text:p text:style-name="P44"/>
      <text:p text:style-name="P45"/>
      <text:p text:style-name="P46"/>
      <text:p text:style-name="P47">EYFS Key Themes and Commitments</text:p>
      <table:table table:style-name="Table48">
        <table:table-columns>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A Unique Child</text:p>
            </table:table-cell>
            <table:table-cell table:style-name="TableCell56">
              <text:p text:style-name="P57">Positive Relationships</text:p>
            </table:table-cell>
            <table:table-cell table:style-name="TableCell58">
              <text:p text:style-name="P59">Enabling Environments</text:p>
            </table:table-cell>
            <table:table-cell table:style-name="TableCell60">
              <text:p text:style-name="P61">Learning and Development</text:p>
            </table:table-cell>
          </table:table-row>
        </table:table-header-rows>
        <table:table-row table:style-name="TableRow62">
          <table:table-cell table:style-name="TableCell63">
            <text:p text:style-name="P64">1.1 Child development</text:p>
          </table:table-cell>
          <table:table-cell table:style-name="TableCell65">
            <text:p text:style-name="P66">2.1 Respecting each other</text:p>
          </table:table-cell>
          <table:table-cell table:style-name="TableCell67">
            <text:p text:style-name="P68"><text:s text:c="3"/>3.2 Supporting every child</text:p>
          </table:table-cell>
          <table:table-cell table:style-name="TableCell69">
            <text:p text:style-name="P70"><text:s text:c="3"/>4.4 Personal, social and<text:s/><text:s text:c="2"/>emotional development</text:p>
          </table:table-cell>
        </table:table-row>
        <table:table-row table:style-name="TableRow71">
          <table:table-cell table:style-name="TableCell72">
            <text:p text:style-name="P73">1.2 Inclusive practice</text:p>
          </table:table-cell>
          <table:table-cell table:style-name="TableCell74">
            <text:p text:style-name="P75">2.2 Parents as partners</text:p>
          </table:table-cell>
          <table:table-cell table:style-name="TableCell76">
            <text:p text:style-name="P77"><text:s text:c="2"/>3.4 The wider<text:s/><text:s text:c="3"/>context</text:p>
          </table:table-cell>
          <table:table-cell table:style-name="TableCell78">
            <text:p text:style-name="P79"/>
          </table:table-cell>
        </table:table-row>
        <table:table-row table:style-name="TableRow80">
          <table:table-cell table:style-name="TableCell81">
            <text:p text:style-name="P82">1.3 Keeping safe</text:p>
          </table:table-cell>
          <table:table-cell table:style-name="TableCell83">
            <text:p text:style-name="P84">2.4 Key person</text:p>
          </table:table-cell>
          <table:table-cell table:style-name="TableCell85">
            <text:p text:style-name="P86"/>
          </table:table-cell>
          <table:table-cell table:style-name="TableCell87">
            <text:p text:style-name="P88"/>
          </table:table-cell>
        </table:table-row>
      </table:table>
      <text:p text:style-name="P89"/>
      <text:p text:style-name="P90">Procedures</text:p>
      <text:list text:style-name="LFO18" text:continue-numbering="true">
        <text:list-item>
          <text:p text:style-name="P91"><text:span text:style-name="T92">The<text:s/></text:span><text:span text:style-name="T93">Designated Safeguarding Lead (DSL)</text:span><text:span text:style-name="T94"><text:s/>for looked after children at Abacus Preschool is also the<text:s/></text:span><text:span text:style-name="T95">Designated Child Protection Coordinator</text:span><text:span text:style-name="T96">.</text:span></text:p>
        </text:list-item>
        <text:list-item>
          <text:p text:style-name="P97"><text:span text:style-name="T98">Each child is assigned a<text:s/></text:span><text:span text:style-name="T99">key person</text:span><text:span text:style-name="T100"><text:s/>prior to starting. For looked after children, the DSL ensures that the key person has appropriate information, guidance, and training to meet the child’s specific needs.</text:span></text:p>
        </text:list-item>
        <text:list-item>
          <text:p text:style-name="P101"><text:span text:style-name="T102">The DSL and key person liaise regularly with all agencies involved in the child’s care, including the<text:s/></text:span><text:span text:style-name="T103">social worker</text:span><text:span text:style-name="T104">,<text:s/></text:span><text:span text:style-name="T105">foster carer</text:span><text:span text:style-name="T106">, and<text:s/></text:span><text:span text:style-name="T107">health and education professionals</text:span><text:span text:style-name="T108">.</text:span></text:p>
        </text:list-item>
      </text:list>
      <text:p text:style-name="P109">Care and Learning Planning</text:p>
      <text:p text:style-name="P110">At the start of each placement:</text:p>
      <text:list text:style-name="LFO19" text:continue-numbering="true">
        <text:list-item>
          <text:p text:style-name="P111"><text:span text:style-name="T112">A<text:s/></text:span><text:span text:style-name="T113">multi-agency meeting</text:span><text:span text:style-name="T114"><text:s/>will be held to agree on the child’s<text:s/></text:span><text:span text:style-name="T115">Care and Learning Plan (CLP)</text:span><text:span text:style-name="T116">.</text:span></text:p>
        </text:list-item>
        <text:list-item>
          <text:p text:style-name="P117">This plan will cover the child’s emotional wellbeing, development goals, and any additional support needed.</text:p>
        </text:list-item>
        <text:list-item>
          <text:p text:style-name="P118"><text:span text:style-name="T119">The plan will be reviewed at<text:s/></text:span><text:span text:style-name="T120">2 weeks</text:span><text:span text:style-name="T121">,<text:s/></text:span><text:span text:style-name="T122">6 weeks</text:span><text:span text:style-name="T123">,<text:s/></text:span><text:span text:style-name="T124">3 months</text:span><text:span text:style-name="T125">, and then<text:s/></text:span><text:span text:style-name="T126">every 3-</text:span><text:span text:style-name="T127">6 months</text:span><text:span text:style-name="T128"><text:s/>thereafter.</text:span></text:p>
        </text:list-item>
      </text:list>
      <text:p text:style-name="P129">The plan includes:</text:p>
      <text:list text:style-name="LFO20" text:continue-numbering="true">
        <text:list-item>
          <text:p text:style-name="P130">Emotional needs and how these will be supported.</text:p>
        </text:list-item>
        <text:list-item>
          <text:p text:style-name="P131">Behaviour management approaches and emotional regulation strategies.</text:p>
        </text:list-item>
        <text:list-item>
          <text:p text:style-name="P132">Cultural identity, language, and heritage support.</text:p>
        </text:list-item>
        <text:list-item>
          <text:p text:style-name="P133">Social development, friendship, and inclusion strategies.</text:p>
        </text:list-item>
        <text:list-item>
          <text:p text:style-name="P134"><text:span text:style-name="T135">Individual learning pathways in line with the<text:s/></text:span><text:span text:style-name="T136">EYFS</text:span><text:span text:style-name="T137">.</text:span></text:p>
        </text:list-item>
        <text:list-item>
          <text:p text:style-name="P138"><text:span text:style-name="T139">Any<text:s/></text:span><text:span text:style-name="T140">Special Educational Needs (SEN)</text:span><text:span text:style-name="T141"><text:s/>support, in collaboration with the<text:s/></text:span><text:span text:style-name="T142">SENDCo</text:span><text:span text:style-name="T143">.</text:span></text:p>
        </text:list-item>
      </text:list>
      <text:p text:style-name="P144"/>
      <text:p text:style-name="P145"/>
      <text:p text:style-name="P146"/>
      <text:p text:style-name="P147"/>
      <text:p text:style-name="P148">Information Sharing and Confidentiality</text:p>
      <text:list text:style-name="LFO21" text:continue-numbering="true">
        <text:list-item>
          <text:p text:style-name="P149"><text:span text:style-name="T150">Information will only be shared on a<text:s/></text:span><text:span text:style-name="T151">need-to-know basis</text:span><text:span text:style-name="T152">, following<text:s/></text:span><text:span text:style-name="T153">GDPR (2018)</text:span><text:span text:style-name="T154"><text:s/>and<text:s/></text:span><text:span text:style-name="T155">Data Protection Act (2018)</text:span><text:span text:style-name="T156"><text:s/>requirements.</text:span></text:p>
        </text:list-item>
        <text:list-item>
          <text:p text:style-name="P157">The DSL will coordinate communication between the preschool, foster carers, and the child’s social worker.</text:p>
        </text:list-item>
        <text:list-item>
          <text:p text:style-name="P158">Written records will be kept confidentially and securely, with access limited to relevant staff.</text:p>
        </text:list-item>
      </text:list>
      <text:p text:style-name="P159">Parental and Carer Involvement</text:p>
      <text:list text:style-name="LFO22" text:continue-numbering="true">
        <text:list-item>
          <text:p text:style-name="P160"><text:span text:style-name="T161">The setting works in partnership with<text:s/></text:span><text:span text:style-name="T162">foster carers</text:span><text:span text:style-name="T163">,<text:s/></text:span><text:span text:style-name="T164">birth parents</text:span><text:span text:style-name="T165"><text:s/>(where appropriate), and the<text:s/></text:span><text:span text:style-name="T166">local authority</text:span><text:span text:style-name="T167">.</text:span></text:p>
        </text:list-item>
        <text:list-item>
          <text:p text:style-name="P168"><text:span text:style-name="T169">Arrangements for<text:s/></text:span><text:span text:style-name="T170">contact visits</text:span><text:span text:style-name="T171"><text:s/>or<text:s/></text:span><text:span text:style-name="T172">parental involvement</text:span><text:span text:style-name="T173"><text:s/>in setting activities will be discussed and agreed with the social worker in advance.</text:span></text:p>
        </text:list-item>
        <text:list-item>
          <text:p text:style-name="P174"><text:span text:style-name="T175">The<text:s/></text:span><text:span text:style-name="T176">settling-in process</text:span><text:span text:style-name="T177"><text:s/>will follow the same approach as for all children but will be flexible to meet the emotional needs of the child. Extra time will be given to ensure secure attachment with their key person.</text:span></text:p>
        </text:list-item>
      </text:list>
      <text:p text:style-name="P178">Monitoring and Review</text:p>
      <text:list text:style-name="LFO23" text:continue-numbering="true">
        <text:list-item>
          <text:p text:style-name="P179">The child’s wellbeing will be observed and documented regularly.</text:p>
        </text:list-item>
        <text:list-item>
          <text:p text:style-name="P180"><text:span text:style-name="T181">Any concerns about care, emotional wellbeing, or safeguarding will be reported immediately to the<text:s/></text:span><text:span text:style-name="T182">Designated Safeguarding Lead</text:span><text:span text:style-name="T183"><text:s/>and the<text:s/></text:span><text:span text:style-name="T184">child’s social worker</text:span><text:span text:style-name="T185">.</text:span></text:p>
        </text:list-item>
        <text:list-item>
          <text:p text:style-name="P186">The preschool will follow local authority safeguarding procedures if there are concerns about a foster carer or anyone else responsible for the child’s care.</text:p>
        </text:list-item>
      </text:list>
      <text:p text:style-name="P187">Transitions</text:p>
      <text:list text:style-name="LFO24" text:continue-numbering="true">
        <text:list-item>
          <text:p text:style-name="P188">Transitions into school or other settings will be managed sensitively.</text:p>
        </text:list-item>
        <text:list-item>
          <text:p text:style-name="P189">The DSL and key person will liaise with the receiving school or setting to ensure smooth transition and continuity of support.</text:p>
        </text:list-item>
        <text:list-item>
          <text:p text:style-name="P190">Relevant information will be shared in line with data protection and safeguarding protocols.</text:p>
        </text:list-item>
      </text:list>
      <text:p text:style-name="P191"><text:span text:style-name="T192">Further Guidance and Legislation</text:span><text:span text:style-name="T193">: <text:s text:c="2"/></text:span><text:span text:style-name="T194">Primary Legislation:</text:span></text:p>
      <text:list text:style-name="LFO25" text:continue-numbering="true">
        <text:list-item>
          <text:p text:style-name="P195"><text:span text:style-name="T196">Children Act 1989 (s.47)</text:span></text:p>
        </text:list-item>
        <text:list-item>
          <text:p text:style-name="P197"><text:span text:style-name="T198">Children Act 2004 (Every Child Matters)</text:span></text:p>
        </text:list-item>
        <text:list-item>
          <text:p text:style-name="P199"><text:span text:style-name="T200">Safeguarding Vulnerable Groups Act 2006</text:span></text:p>
        </text:list-item>
        <text:list-item>
          <text:p text:style-name="P201"><text:span text:style-name="T202">Equality Act 2010</text:span></text:p>
        </text:list-item>
        <text:list-item>
          <text:p text:style-name="P203"><text:span text:style-name="T204">Data Protection Act 2018 (GDPR)</text:span></text:p>
        </text:list-item>
      </text:list>
      <text:p text:style-name="P205"><text:span text:style-name="T206">Supporting Guidance:</text:span></text:p>
      <text:soft-page-break/>
      <text:list text:style-name="LFO26" text:continue-numbering="true">
        <text:list-item>
          <text:p text:style-name="P207"><text:span text:style-name="T208">Working Together to Safeguard Children</text:span><text:span text:style-name="T209"><text:s/>(DfE, 2023)</text:span></text:p>
        </text:list-item>
        <text:list-item>
          <text:p text:style-name="P210"><text:span text:style-name="T211">What to do if you’re Worried a Child is Being Abused</text:span><text:span text:style-name="T212"><text:s/>(HMG, 2018)</text:span></text:p>
        </text:list-item>
        <text:list-item>
          <text:p text:style-name="P213"><text:span text:style-name="T214">The Designated Teacher for Looked After and Previously Looked After Children</text:span><text:span text:style-name="T215"><text:s/>(DfE, 2018)</text:span></text:p>
        </text:list-item>
        <text:list-item>
          <text:p text:style-name="P216"><text:span text:style-name="T217">Guidance on the Education of Children and Young People in Public Care</text:span><text:span text:style-name="T218"><text:s/>(DfEE, 2000)</text:span></text:p>
        </text:list-item>
        <text:list-item>
          <text:p text:style-name="P219"><text:span text:style-name="T220">Supporting Looked After Learners – A Practical Guide for Early Years Providers</text:span><text:span text:style-name="T221"><text:s/>(DfES, 2006)</text:span></text:p>
        </text:list-item>
      </text:list>
      <text:p text:style-name="P222">Appendix: EYFS Milestones and Developmental Links – Looked After Children (LAC)</text:p>
      <text:p text:style-name="P223"><text:span text:style-name="T224">Abacus Preschool</text:span></text:p>
      <text:p text:style-name="P225">EYFS Prime Areas</text:p>
      <text:p text:style-name="P226">1. Personal, Social and Emotional Development (PSED)</text:p>
      <text:p text:style-name="P227"><text:span text:style-name="T228">EYFS Links:</text:span><text:span text:style-name="T229"><text:s/>4.1 – Managing Self | 4.2 – Building Relationships | 4.3 – Self-Regulation</text:span></text:p>
      <text:p text:style-name="P230"><text:span text:style-name="T231">Milestones &amp; Practice:</text:span></text:p>
      <text:list text:style-name="LFO1" text:continue-numbering="true">
        <text:list-item>
          <text:p text:style-name="P232"><text:span text:style-name="T233">Birth to 3 years:</text:span><text:span text:style-name="T234"><text:s/>Encourage secure attachments with a consistent key person to help the child feel safe and valued.</text:span></text:p>
        </text:list-item>
        <text:list-item>
          <text:p text:style-name="P235"><text:span text:style-name="T236">3–4 years:</text:span><text:span text:style-name="T237"><text:s/>Support children to express feelings safely through play and language.</text:span></text:p>
        </text:list-item>
        <text:list-item>
          <text:p text:style-name="P238"><text:span text:style-name="T239">Reception:</text:span><text:span text:style-name="T240"><text:s/>Model empathy and resilience; help children manage transitions and build friendships.</text:span></text:p>
        </text:list-item>
      </text:list>
      <text:p text:style-name="P241"><text:span text:style-name="T242">Abacus Implementation:</text:span></text:p>
      <text:list text:style-name="LFO2" text:continue-numbering="true">
        <text:list-item>
          <text:p text:style-name="P243">Key person provides a consistent, trusting relationship.</text:p>
        </text:list-item>
        <text:list-item>
          <text:p text:style-name="P244">Daily emotional check-ins and comfort strategies (emotion cards, “feelings” corners).</text:p>
        </text:list-item>
        <text:list-item>
          <text:p text:style-name="P245">Positive praise to build self-esteem and sense of belonging.</text:p>
        </text:list-item>
      </text:list>
      <text:p text:style-name="P246"/>
      <text:p text:style-name="P247">2. Communication and Language (C&amp;L)</text:p>
      <text:p text:style-name="P248"><text:span text:style-name="T249">EYFS Links:</text:span><text:span text:style-name="T250"><text:s/>1.4 – Listening, Attention and Understanding | 1.5 – Speaking</text:span></text:p>
      <text:p text:style-name="P251"><text:span text:style-name="T252">Milestones &amp; Practice:</text:span></text:p>
      <text:list text:style-name="LFO3" text:continue-numbering="true">
        <text:list-item>
          <text:p text:style-name="P253"><text:span text:style-name="T254">Birth to 3 years:</text:span><text:span text:style-name="T255"><text:s/>Respond sensitively to children’s cues; use calm, warm tones.</text:span></text:p>
        </text:list-item>
        <text:list-item>
          <text:p text:style-name="P256"><text:span text:style-name="T257">3–4 years:</text:span><text:span text:style-name="T258"><text:s/>Encourage story sharing to help children talk about emotions and experiences.</text:span></text:p>
        </text:list-item>
        <text:list-item>
          <text:p text:style-name="P259"><text:span text:style-name="T260">Reception:</text:span><text:span text:style-name="T261"><text:s/>Support children to express ideas and ask questions about feelings, safety, and relationships.</text:span></text:p>
        </text:list-item>
      </text:list>
      <text:p text:style-name="P262"><text:span text:style-name="T263">Abacus Implementation:</text:span></text:p>
      <text:soft-page-break/>
      <text:list text:style-name="LFO4" text:continue-numbering="true">
        <text:list-item>
          <text:p text:style-name="P264">Key person uses language to name and validate feelings (“I can see you’re sad today, let’s talk about it”).</text:p>
        </text:list-item>
        <text:list-item>
          <text:p text:style-name="P265">Storytime includes books on belonging, family, and diversity.</text:p>
        </text:list-item>
        <text:list-item>
          <text:p text:style-name="P266">Practitioners use visual supports and signing to ensure inclusive communication.</text:p>
        </text:list-item>
      </text:list>
      <text:p text:style-name="P267">3. Physical Development (PD)</text:p>
      <text:p text:style-name="P268"><text:span text:style-name="T269">EYFS Links:</text:span><text:span text:style-name="T270"><text:s/>3.1 – Gross Motor Skills | 3.2 – Fine Motor Skills | 3.3 – Health and Self-Care</text:span></text:p>
      <text:p text:style-name="P271"><text:span text:style-name="T272">Milestones &amp; Practice:</text:span></text:p>
      <text:list text:style-name="LFO5" text:continue-numbering="true">
        <text:list-item>
          <text:p text:style-name="P273">Encourage safe risk-taking to build confidence.</text:p>
        </text:list-item>
        <text:list-item>
          <text:p text:style-name="P274">Promote routines and self-care independence (dressing, toileting, handwashing).</text:p>
        </text:list-item>
        <text:list-item>
          <text:p text:style-name="P275">Support regulation through sensory play and movement activities.</text:p>
        </text:list-item>
      </text:list>
      <text:p text:style-name="P276"><text:span text:style-name="T277">Abacus Implementation:</text:span></text:p>
      <text:list text:style-name="LFO6" text:continue-numbering="true">
        <text:list-item>
          <text:p text:style-name="P278">Access to outdoor play and calming sensory activities.</text:p>
        </text:list-item>
        <text:list-item>
          <text:p text:style-name="P279">Support for developing self-care routines in a gentle, predictable way.</text:p>
        </text:list-item>
        <text:list-item>
          <text:p text:style-name="P280">Emotional regulation activities such as yoga, music, and movement.</text:p>
        </text:list-item>
      </text:list>
      <text:p text:style-name="P281">EYFS Specific Areas</text:p>
      <text:p text:style-name="P282">4. Literacy</text:p>
      <text:p text:style-name="P283"><text:span text:style-name="T284">EYFS Links:</text:span><text:span text:style-name="T285"><text:s/>5.1 – Comprehension | 5.2 – Word Reading | 5.3 – Writing</text:span></text:p>
      <text:p text:style-name="P286"><text:span text:style-name="T287">Milestones &amp; Practice:</text:span></text:p>
      <text:list text:style-name="LFO7" text:continue-numbering="true">
        <text:list-item>
          <text:p text:style-name="P288">Share stories that reflect family diversity and emotions.</text:p>
        </text:list-item>
        <text:list-item>
          <text:p text:style-name="P289">Provide opportunities for mark-making and storytelling to express identity.</text:p>
        </text:list-item>
      </text:list>
      <text:p text:style-name="P290"><text:span text:style-name="T291">Abacus Implementation:</text:span></text:p>
      <text:list text:style-name="LFO8" text:continue-numbering="true">
        <text:list-item>
          <text:p text:style-name="P292">Books that feature children in foster care or diverse families.</text:p>
        </text:list-item>
        <text:list-item>
          <text:p text:style-name="P293">Encourage children to make “My Story” books or “All About Me” profiles.</text:p>
        </text:list-item>
      </text:list>
      <text:p text:style-name="P294"/>
      <text:p text:style-name="P295"/>
      <text:p text:style-name="P296"/>
      <text:p text:style-name="P297"/>
      <text:p text:style-name="P298">5. Mathematics</text:p>
      <text:p text:style-name="P299"><text:span text:style-name="T300">EYFS Links:</text:span><text:span text:style-name="T301"><text:s/>6.1 – Number | 6.2 – Numerical Patterns</text:span></text:p>
      <text:p text:style-name="P302"><text:span text:style-name="T303">Milestones &amp; Practice:</text:span></text:p>
      <text:soft-page-break/>
      <text:list text:style-name="LFO9" text:continue-numbering="true">
        <text:list-item>
          <text:p text:style-name="P304">Build confidence through familiar routines and small achievable challenges.</text:p>
        </text:list-item>
      </text:list>
      <text:p text:style-name="P305"><text:span text:style-name="T306">Abacus Implementation:</text:span></text:p>
      <text:list text:style-name="LFO10" text:continue-numbering="true">
        <text:list-item>
          <text:p text:style-name="P307">Use play-based counting, shape, and sorting games to develop concentration and routine.</text:p>
        </text:list-item>
      </text:list>
      <text:p text:style-name="P308">6. Understanding the World (UTW)</text:p>
      <text:p text:style-name="P309"><text:span text:style-name="T310">EYFS Links:</text:span><text:span text:style-name="T311"><text:s/>7.1 – Past and Present | 7.2 – People, Culture and Communities | 7.3 – The Natural World</text:span></text:p>
      <text:p text:style-name="P312"><text:span text:style-name="T313">Milestones &amp; Practice:</text:span></text:p>
      <text:list text:style-name="LFO11" text:continue-numbering="true">
        <text:list-item>
          <text:p text:style-name="P314"><text:span text:style-name="T315">Birth to 3 years:</text:span><text:span text:style-name="T316"><text:s/>Explore family structures through play and photos.</text:span></text:p>
        </text:list-item>
        <text:list-item>
          <text:p text:style-name="P317"><text:span text:style-name="T318">3–4 years:</text:span><text:span text:style-name="T319"><text:s/>Talk about similarities and differences between families.</text:span></text:p>
        </text:list-item>
        <text:list-item>
          <text:p text:style-name="P320"><text:span text:style-name="T321">Reception:</text:span><text:span text:style-name="T322"><text:s/>Encourage pride in their unique story and background.</text:span></text:p>
        </text:list-item>
      </text:list>
      <text:p text:style-name="P323"><text:span text:style-name="T324">Abacus Implementation:</text:span></text:p>
      <text:list text:style-name="LFO12" text:continue-numbering="true">
        <text:list-item>
          <text:p text:style-name="P325">Family photo walls include foster carers and extended family as appropriate.</text:p>
        </text:list-item>
        <text:list-item>
          <text:p text:style-name="P326">Activities exploring identity, belonging, and culture.</text:p>
        </text:list-item>
        <text:list-item>
          <text:p text:style-name="P327">Respectful celebration of children’s languages and traditions.</text:p>
        </text:list-item>
      </text:list>
      <text:p text:style-name="P328">7. Expressive Arts and Design (EAD)</text:p>
      <text:p text:style-name="P329"><text:span text:style-name="T330">EYFS Links:</text:span><text:span text:style-name="T331"><text:s/>8.1 – Creating with Materials | 8.2 – Being Imaginative and Expressive</text:span></text:p>
      <text:p text:style-name="P332"><text:span text:style-name="T333">Milestones &amp; Practice:</text:span></text:p>
      <text:list text:style-name="LFO13" text:continue-numbering="true">
        <text:list-item>
          <text:p text:style-name="P334">Provide open-ended creative activities to express emotions.</text:p>
        </text:list-item>
        <text:list-item>
          <text:p text:style-name="P335">Use role play to process experiences safely.</text:p>
        </text:list-item>
      </text:list>
      <text:p text:style-name="P336"><text:span text:style-name="T337">Abacus Implementation:</text:span></text:p>
      <text:list text:style-name="LFO14" text:continue-numbering="true">
        <text:list-item>
          <text:p text:style-name="P338">Art therapy-inspired creative play (painting, clay, collage).</text:p>
        </text:list-item>
        <text:list-item>
          <text:p text:style-name="P339">Role-play areas that reflect real-life experiences (home, school, family).</text:p>
        </text:list-item>
        <text:list-item>
          <text:p text:style-name="P340">Music sessions that support emotional release and joy.</text:p>
        </text:list-item>
      </text:list>
      <text:p text:style-name="P341"/>
      <text:p text:style-name="P342"/>
      <text:p text:style-name="P343"/>
      <text:p text:style-name="P344">Developmental Focus Summary for LAC at Abacus Preschool</text:p>
      <table:table table:style-name="Table345">
        <table:table-columns>
          <table:table-column table:style-name="TableColumn346"/>
          <table:table-column table:style-name="TableColumn347"/>
          <table:table-column table:style-name="TableColumn348"/>
        </table:table-columns>
        <table:table-header-rows>
          <table:table-row table:style-name="TableRow349">
            <table:table-cell table:style-name="TableCell350">
              <text:soft-page-break/>
              <text:p text:style-name="P351">Area</text:p>
            </table:table-cell>
            <table:table-cell table:style-name="TableCell352">
              <text:p text:style-name="P353">Key Developmental Support</text:p>
            </table:table-cell>
            <table:table-cell table:style-name="TableCell354">
              <text:p text:style-name="P355">How Abacus Implements It</text:p>
            </table:table-cell>
          </table:table-row>
        </table:table-header-rows>
        <table:table-row table:style-name="TableRow356">
          <table:table-cell table:style-name="TableCell357">
            <text:p text:style-name="P358"><text:span text:style-name="T359">Attachment &amp; Security</text:span></text:p>
          </table:table-cell>
          <table:table-cell table:style-name="TableCell360">
            <text:p text:style-name="P361">Forming stable, trusting relationships</text:p>
          </table:table-cell>
          <table:table-cell table:style-name="TableCell362">
            <text:p text:style-name="P363">Consistent key person, slow settling, home–preschool communication</text:p>
          </table:table-cell>
        </table:table-row>
        <table:table-row table:style-name="TableRow364">
          <table:table-cell table:style-name="TableCell365">
            <text:p text:style-name="P366"><text:span text:style-name="T367">Emotional Regulation</text:span></text:p>
          </table:table-cell>
          <table:table-cell table:style-name="TableCell368">
            <text:p text:style-name="P369">Understanding and expressing feelings</text:p>
          </table:table-cell>
          <table:table-cell table:style-name="TableCell370">
            <text:p text:style-name="P371">“Feelings wall,” emotional vocabulary, safe spaces</text:p>
          </table:table-cell>
        </table:table-row>
        <table:table-row table:style-name="TableRow372">
          <table:table-cell table:style-name="TableCell373">
            <text:p text:style-name="P374"><text:span text:style-name="T375">Resilience</text:span></text:p>
          </table:table-cell>
          <table:table-cell table:style-name="TableCell376">
            <text:p text:style-name="P377">Building confidence and self-worth</text:p>
          </table:table-cell>
          <table:table-cell table:style-name="TableCell378">
            <text:p text:style-name="P379">Praise culture, goal setting, risk-taking in play</text:p>
          </table:table-cell>
        </table:table-row>
        <table:table-row table:style-name="TableRow380">
          <table:table-cell table:style-name="TableCell381">
            <text:p text:style-name="P382"><text:span text:style-name="T383">Inclusion</text:span></text:p>
          </table:table-cell>
          <table:table-cell table:style-name="TableCell384">
            <text:p text:style-name="P385">Recognising identity and diversity</text:p>
          </table:table-cell>
          <table:table-cell table:style-name="TableCell386">
            <text:p text:style-name="P387">Diverse books, family discussions, cultural activities</text:p>
          </table:table-cell>
        </table:table-row>
        <table:table-row table:style-name="TableRow388">
          <table:table-cell table:style-name="TableCell389">
            <text:p text:style-name="P390"><text:span text:style-name="T391">Language Development</text:span></text:p>
          </table:table-cell>
          <table:table-cell table:style-name="TableCell392">
            <text:p text:style-name="P393">Encouraging communication and understanding</text:p>
          </table:table-cell>
          <table:table-cell table:style-name="TableCell394">
            <text:p text:style-name="P395">Open-ended questions,<text:s/>story time, language-rich environments</text:p>
          </table:table-cell>
        </table:table-row>
      </table:table>
      <text:p text:style-name="P396"/>
      <text:p text:style-name="P397">Legal and Statutory References</text:p>
      <text:list text:style-name="LFO15" text:continue-numbering="true">
        <text:list-item>
          <text:p text:style-name="P398"><text:span text:style-name="T399">Children Act 1989 &amp; 2004 (Every Child Matters Framework)</text:span></text:p>
        </text:list-item>
        <text:list-item>
          <text:p text:style-name="P400"><text:span text:style-name="T401">Statutory Framework for the Early Years Foundation Stage (2024)</text:span></text:p>
        </text:list-item>
        <text:list-item>
          <text:p text:style-name="P402"><text:span text:style-name="T403">Equality Act 2010</text:span></text:p>
        </text:list-item>
        <text:list-item>
          <text:p text:style-name="P404"><text:span text:style-name="T405">Data Protection Act 2018 (GDPR)</text:span></text:p>
        </text:list-item>
        <text:list-item>
          <text:p text:style-name="P406"><text:span text:style-name="T407">Working Together to Safeguard Children (DfE, 2023)</text:span></text:p>
        </text:list-item>
        <text:list-item>
          <text:p text:style-name="P408"><text:span text:style-name="T409">Education of Children and Young People in Public Care (DfEE, 2000)</text:span></text:p>
        </text:list-item>
        <text:list-item>
          <text:p text:style-name="P410"><text:span text:style-name="T411">The Designated Teacher for Looked After and Previously Looked After Children (DfE, 2018)</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5-10-22T11:41:00Z</meta:creation-date>
    <dc:date>2025-11-01T12:36:00Z</dc:date>
    <meta:template xlink:href="Normal" xlink:type="simple"/>
    <meta:editing-cycles>1</meta:editing-cycles>
    <meta:editing-duration>PT78660S</meta:editing-duration>
    <meta:document-statistic meta:page-count="7" meta:paragraph-count="20" meta:word-count="1545" meta:character-count="10338" meta:row-count="73" meta:non-whitespace-character-count="8813"/>
  </office:meta>
</office:document-meta>
</file>